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A000000021C6610B2F862CC45C.png" manifest:media-type="image/png"/>
  <manifest:file-entry manifest:full-path="Pictures/100020B800005FE100000368ACE536C033670A60.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DejaVu Sans1" svg:font-family="'DejaVu Sans'" style:font-pitch="variable"/>
    <style:font-face style:name="DejaVu Serif1" svg:font-family="'DejaVu Serif'" style:font-pitch="variable"/>
    <style:font-face style:name="Nimbus Roman" svg:font-family="'Nimbus Roman'" style:font-pitch="variable"/>
    <style:font-face style:name="Noto Sans Devanagari1" svg:font-family="'Noto Sans Devanagari'"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2"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084cm" fo:padding-bottom="0.084cm" fo:padding-left="0.168cm" fo:padding-right="0.168cm" fo:wrap-option="wrap"/>
    </style:style>
    <style:style style:name="gr3" style:family="graphic" style:parent-style-name="standard">
      <style:graphic-properties draw:stroke="solid" svg:stroke-width="0.026cm" svg:stroke-color="#000000" draw:stroke-linejoin="round" draw:fill="gradient" draw:fill-gradient-name="Gradient_20_1" draw:textarea-vertical-align="middle" draw:auto-grow-height="false" draw:fit-to-size="false" style:shrink-to-fit="false" fo:min-height="0cm" fo:min-width="0cm" fo:padding-top="0.084cm" fo:padding-bottom="0.084cm" fo:padding-left="0.168cm" fo:padding-right="0.168cm" fo:wrap-option="no-wrap"/>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084cm" fo:padding-bottom="0.084cm" fo:padding-left="0.168cm" fo:padding-right="0.168cm" fo:wrap-option="no-wrap"/>
    </style:style>
    <style:style style:name="gr5" style:family="graphic" style:parent-style-name="standard">
      <style:graphic-properties draw:stroke="none" svg:stroke-width="0.159cm" draw:stroke-linejoin="miter" draw:fill="none" draw:textarea-vertical-align="top" draw:auto-grow-height="true" draw:fit-to-size="false" style:shrink-to-fit="false" fo:min-height="0cm" fo:min-width="0cm" fo:padding-top="0.056cm" fo:padding-bottom="0.056cm" fo:padding-left="0.113cm" fo:padding-right="0.113cm" fo:wrap-option="wrap"/>
    </style:style>
    <style:style style:name="gr6" style:family="graphic">
      <style:graphic-properties style:protect="size"/>
    </style:style>
    <style:style style:name="pr1"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549cm" fo:padding-top="0.127cm" fo:padding-bottom="0.127cm" fo:padding-left="0.254cm" fo:padding-right="0.254cm" fo:wrap-option="wrap"/>
    </style:style>
    <style:style style:name="pr2" style:family="presentation" style:parent-style-name="Title_20_Slide-notes" style:list-style-name="L5">
      <style:graphic-properties draw:stroke="none" svg:stroke-width="0.026cm" draw:stroke-linejoin="miter" draw:fill="none" draw:fill-color="#ffffff" draw:textarea-vertical-align="top" draw:auto-grow-height="false" draw:fit-to-size="false" style:shrink-to-fit="false" fo:min-height="11.549cm" fo:padding-top="0.127cm" fo:padding-bottom="0.127cm" fo:padding-left="0.254cm" fo:padding-right="0.254cm" fo:wrap-option="wrap"/>
    </style:style>
    <style:style style:name="P1" style:family="paragraph">
      <loext:graphic-properties draw:fill="solid" draw:fill-color="#ffffff"/>
      <style:paragraph-properties fo:text-align="start" style:font-independent-line-spacing="true"/>
      <style:text-properties fo:font-size="57pt"/>
    </style:style>
    <style:style style:name="P2" style:family="paragraph">
      <style:paragraph-properties fo:margin-top="0cm" fo:margin-bottom="0cm" fo:line-height="95%" fo:text-align="start" style:punctuation-wrap="simple" style:writing-mode="lr-tb"/>
    </style:style>
    <style:style style:name="P3" style:family="paragraph">
      <loext:graphic-properties draw:fill="none"/>
      <style:paragraph-properties fo:text-align="start" style:font-independent-line-spacing="true"/>
      <style:text-properties fo:font-size="57pt"/>
    </style:style>
    <style:style style:name="P4" style:family="paragraph">
      <style:paragraph-properties fo:margin-top="1.27cm" fo:margin-bottom="0cm" fo:line-height="100%" fo:text-align="center" style:writing-mode="lr-tb"/>
    </style:style>
    <style:style style:name="P5" style:family="paragraph">
      <loext:graphic-properties draw:fill="gradient" draw:fill-gradient-name="Gradient_20_1"/>
      <style:paragraph-properties fo:text-align="start" style:font-independent-line-spacing="true"/>
      <style:text-properties fo:font-size="57pt"/>
    </style:style>
    <style:style style:name="P6" style:family="paragraph">
      <style:paragraph-properties fo:margin-top="1.464cm" fo:margin-bottom="0cm" fo:line-height="100%" fo:text-align="center" style:writing-mode="lr-tb"/>
      <style:text-properties style:font-name="Nimbus Roman"/>
    </style:style>
    <style:style style:name="P7" style:family="paragraph">
      <style:paragraph-properties fo:margin-top="0cm" fo:margin-bottom="0cm" fo:line-height="100%" fo:text-align="center" style:writing-mode="lr-tb"/>
      <style:text-properties style:font-name="Nimbus Roman"/>
    </style:style>
    <style:style style:name="P8" style:family="paragraph">
      <loext:graphic-properties draw:fill="none"/>
      <style:paragraph-properties fo:text-align="start" style:font-independent-line-spacing="true"/>
      <style:text-properties style:font-name="Nimbus Roman" fo:font-size="57pt"/>
    </style:style>
    <style:style style:name="P9" style:family="paragraph">
      <style:paragraph-properties fo:margin-top="1.005cm" fo:margin-bottom="0cm" fo:line-height="100%" fo:text-align="center" style:writing-mode="lr-tb"/>
    </style:style>
    <style:style style:name="P10" style:family="paragraph">
      <style:paragraph-properties fo:margin-top="0.335cm" fo:margin-bottom="0cm" fo:line-height="100%" fo:text-align="center" style:writing-mode="lr-tb"/>
    </style:style>
    <style:style style:name="P11" style:family="paragraph">
      <style:paragraph-properties fo:margin-top="0.758cm" fo:margin-bottom="0cm" fo:line-height="100%" fo:text-align="center" style:writing-mode="lr-tb"/>
    </style:style>
    <style:style style:name="P12" style:family="paragraph">
      <style:paragraph-properties fo:margin-top="0cm" fo:margin-bottom="0cm" fo:line-height="100%" fo:text-align="center" style:punctuation-wrap="simple" style:writing-mode="lr-tb"/>
    </style:style>
    <style:style style:name="P13" style:family="paragraph">
      <style:paragraph-properties fo:margin-top="0cm" fo:margin-bottom="0cm" fo:line-height="100%" fo:text-align="start" style:punctuation-wrap="simple" style:writing-mode="lr-tb"/>
    </style:style>
    <style:style style:name="P14" style:family="paragraph">
      <style:paragraph-properties fo:margin-left="0.631cm" fo:margin-right="0cm" fo:margin-top="0cm" fo:margin-bottom="0cm" fo:line-height="95%" fo:text-align="start" fo:text-indent="-0.63cm" style:punctuation-wrap="simple" style:writing-mode="lr-tb">
        <style:tab-stops>
          <style:tab-stop style:position="0cm"/>
        </style:tab-stops>
      </style:paragraph-properties>
    </style:style>
    <style:style style:name="P15" style:family="paragraph">
      <style:paragraph-properties fo:margin-left="0cm" fo:margin-right="0cm" fo:margin-top="0cm" fo:margin-bottom="0cm" fo:line-height="95%" fo:text-align="start" fo:text-indent="0cm" style:punctuation-wrap="simple" style:writing-mode="lr-tb">
        <style:tab-stops>
          <style:tab-stop style:position="0cm"/>
        </style:tab-stops>
      </style:paragraph-properties>
    </style:style>
    <style:style style:name="P16" style:family="paragraph">
      <style:paragraph-properties fo:margin-top="0cm" fo:margin-bottom="0cm" fo:line-height="100%" fo:text-align="end"/>
      <style:text-properties fo:font-size="14pt" style:font-size-asian="14pt" style:font-size-complex="14pt"/>
    </style:style>
    <style:style style:name="P17" style:family="paragraph">
      <loext:graphic-properties draw:fill="none" draw:fill-color="#ffffff"/>
      <style:paragraph-properties fo:text-align="start" style:font-independent-line-spacing="true"/>
      <style:text-properties fo:font-size="12pt" style:font-size-asian="14pt" style:font-size-complex="14pt"/>
    </style:style>
    <style:style style:name="P1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Times New Roman" fo:font-size="18pt" fo:letter-spacing="normal"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T6" style:family="text">
      <style:text-properties fo:font-variant="normal" fo:text-transform="none" fo:color="#000000" style:text-line-through-style="none" style:text-line-through-type="none" style:text-position="0% 100%" style:font-name="Nimbus Roman" fo:font-size="83pt" fo:letter-spacing="normal" fo:font-style="normal" style:text-underline-style="none" fo:font-weight="bold" style:font-size-asian="83pt" style:font-style-asian="normal" style:font-weight-asian="bold" style:font-size-complex="83pt" style:font-style-complex="normal" style:font-weight-complex="bold"/>
    </style:style>
    <style:style style:name="T7" style:family="text">
      <style:text-properties fo:font-variant="normal" fo:text-transform="none" fo:color="#000000" style:text-line-through-style="none" style:text-line-through-type="none" style:text-position="0% 100%" style:font-name="Nimbus Roman"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T8" style:family="text">
      <style:text-properties fo:font-variant="normal" fo:text-transform="none" fo:color="#000000" style:text-line-through-style="none" style:text-line-through-type="none" style:text-position="0% 100%" style:font-name="Nimbus Roman" fo:font-size="57pt" fo:letter-spacing="normal" fo:font-style="normal" style:text-underline-style="none" fo:font-weight="bold" style:font-size-asian="57pt" style:font-style-asian="normal" style:font-weight-asian="bold" style:font-size-complex="57pt" style:font-style-complex="normal" style:font-weight-complex="bold"/>
    </style:style>
    <style:style style:name="T9" style:family="text">
      <style:text-properties fo:font-variant="normal" fo:text-transform="none" fo:color="#000000" style:text-line-through-style="none" style:text-line-through-type="none" style:text-position="0% 100%" style:font-name="Nimbus Roman"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10" style:family="text">
      <style:text-properties fo:font-variant="normal" fo:text-transform="none" fo:color="#000000" style:text-line-through-style="none" style:text-line-through-type="none" style:text-position="0% 100%" style:font-name="Arial1" fo:font-size="57pt" fo:letter-spacing="normal" fo:font-style="normal" style:text-underline-style="none" fo:font-weight="bold" style:font-size-asian="57pt" style:font-style-asian="normal" style:font-weight-asian="bold" style:font-size-complex="57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1"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43pt" fo:letter-spacing="normal" fo:font-style="italic" style:text-underline-style="none" fo:font-weight="bold" style:font-size-asian="43pt" style:font-style-asian="italic" style:font-weight-asian="bold" style:font-size-complex="43pt" style:font-style-complex="italic" style:font-weight-complex="bold"/>
    </style:style>
    <style:style style:name="T13" style:family="text">
      <style:text-properties fo:font-variant="normal" fo:text-transform="none" fo:color="#000000" style:text-line-through-style="none" style:text-line-through-type="none" style:text-position="0% 100%" style:font-name="Arial1"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18"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draw:custom-shape draw:name="AutoShape 30" draw:style-name="gr1" draw:text-style-name="P1" draw:layer="layout" svg:width="38.318cm" svg:height="48.118cm" svg:x="81.718cm" svg:y="11.289cm">
          <text:p/>
          <draw:enhanced-geometry draw:mirror-horizontal="false" draw:mirror-vertical="false" draw:text-areas="?f5 ?f5 ?f6 ?f7" svg:viewBox="0 0 0 0"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9" draw:style-name="gr1" draw:text-style-name="P1" draw:layer="layout" svg:width="38.318cm" svg:height="48.118cm" svg:x="41.647cm" svg:y="11.289cm">
          <text:p/>
          <draw:enhanced-geometry draw:mirror-horizontal="false" draw:mirror-vertical="false" draw:text-areas="?f5 ?f5 ?f6 ?f7" svg:viewBox="0 0 0 0"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4" draw:style-name="gr1" draw:text-style-name="P1" draw:layer="layout" svg:width="38.318cm" svg:height="48.118cm" svg:x="1.817cm" svg:y="11.289cm">
          <text:p/>
          <draw:enhanced-geometry draw:mirror-horizontal="false" draw:mirror-vertical="false" draw:text-areas="?f5 ?f5 ?f6 ?f7" svg:viewBox="0 0 0 0"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Box 9" draw:style-name="gr2" draw:text-style-name="P3" draw:layer="layout" svg:width="35.325cm" svg:height="28.366cm" svg:x="3.387cm" svg:y="16.342cm">
          <text:p text:style-name="P2"><text:span text:style-name="T1">We hope you find this template useful! This one is set up to yield a 96x48” (8x4’) horizontal poster when we print it at 200%.</text:span></text:p>
          <text:p text:style-name="P2"><text:span text:style-name="T1"/></text:p>
          <text:p text:style-name="P2"><text:span text:style-name="T1">We’ve put in the headings we usually see in these posters, you can copy and paste and change to your heart’s content! We suggest you use black text against a light background so that it is easy to read. Background color can be changed in the design tab, background drop down menu.</text:span></text:p>
          <text:p text:style-name="P2"><text:span text:style-name="T1"/></text:p>
          <text:p text:style-name="P2"><text:span text:style-name="T1">The boxes around the text will automatically fit the text you type, and if you click on the text box, you can use the little handles that appear to stretch or squeeze the text boxes to whatever size you want. If you need just a little more room for your type, change the line spacing to a multiple of .90 or even .85 in home &gt;paragraph &gt;line spacing. The type in this poster’s text boxes should be at least 12 point, and will become 24 point when we print at 200%. </text:span></text:p>
          <text:p text:style-name="P2"><text:span text:style-name="T1"/></text:p>
          <text:p text:style-name="P2"><text:span text:style-name="T1">The dotted lines through the center of the piece will not print, they are for alignment. You can move them around by clicking and holding them, and a little box will tell you where they are on the page. Use them to get your pictures or text boxes aligned together. </text:span></text:p>
          <text:p text:style-name="P2"><text:span text:style-name="T1"/></text:p>
          <text:p text:style-name="P2"><text:span text:style-name="T1">You can add a guideline by holding the control key down as you move one. It can also help to turn on Snap to Guides by right clicking the background and going to Grid and Guides. That will make images and text boxes “magnetically” snap to the guidelines.</text:span></text:p>
          <text:p text:style-name="P2"><text:span text:style-name="T1"/></text:p>
          <text:p text:style-name="P2"><text:span text:style-name="T2">How to bring things in from Excel® and Word®</text:span></text:p>
          <text:p text:style-name="P2"><text:span text:style-name="T1"/></text:p>
          <text:p text:style-name="P2"><text:span text:style-name="T2">Excel</text:span><text:span text:style-name="T1">- select the chart, then copy (ctl+C), and paste (ctl+V) into PowerPoint®. The chart can then be stretched to fit or edited as required. </text:span><text:span text:style-name="T3">Watch out</text:span><text:span text:style-name="T1"> for scientific symbols used in imported charts, which PowerPoint will not recognize as a used font and may print improperly if we don’t have the font installed on our system. It is best to use the Symbol font for scientific characters, we always have that installed.</text:span></text:p>
          <text:p text:style-name="P2"><text:span text:style-name="T1"/></text:p>
          <text:p text:style-name="P2"><text:span text:style-name="T2">Word</text:span><text:span text:style-name="T1">- select the text to be brought into PowerPoint, copy, then paste the text into a new or existing text block. This text is editable. You can change the size, color, etc. in home &gt;font. We suggest you not put shadows on smaller text. Stick with Arial and Times New Roman fonts so your collaborators will have them. </text:span></text:p>
          <text:p text:style-name="P2"><text:span text:style-name="T1"/></text:p>
          <text:p text:style-name="P2"><text:span text:style-name="T2">Tables</text:span><text:span text:style-name="T1"> that come in funny can often be fixed by doing paste &gt;special &gt;enhanced metafile.</text:span></text:p>
          <text:p text:style-name="P2"><text:span text:style-name="T2"/></text:p>
          <text:p text:style-name="P2"><text:span text:style-name="T2">Photos</text:span></text:p>
          <text:p text:style-name="P2"><text:span text:style-name="T1"/></text:p>
          <text:p text:style-name="P2"><text:span text:style-name="T1">We need images to be 72 to 100 dpi in their </text:span><text:span text:style-name="T4">final size</text:span><text:span text:style-name="T1">, a rough rule of thumb that a <text:s/>500 kb jpg (2 megapixel) image file can go up to 12x16” on your poster. Do insert &gt;from file to import them.</text:span></text:p>
          <text:p text:style-name="P2"><text:span text:style-name="T2"/></text:p>
          <text:p text:style-name="P2"><text:span text:style-name="T2">Preview: </text:span><text:span text:style-name="T1">To see your in poster in actual size, go to view-zoom-200%. It’s important to walk through your poster viewing it at full size to be sure it’s going to look OK.</text:span></text:p>
          <text:p text:style-name="P2"><text:span text:style-name="T1"/></text:p>
          <text:p text:style-name="P2"><text:span text:style-name="T2">Feedback:</text:span><text:span text:style-name="T1"> If you have comments about how this template worked for you, email to sales@megaprint.com. We listen! Call us at 800-590-7850 if we can help in any 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2" draw:text-style-name="P3" draw:layer="layout" svg:width="27.304cm" svg:height="3.217cm" svg:x="47.483cm" svg:y="12.751cm">
          <text:p text:style-name="P4"><text:span text:style-name="T5">Meth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 draw:text-style-name="P3" draw:layer="layout" svg:width="27.304cm" svg:height="3.217cm" svg:x="88.52cm" svg:y="28.335cm">
          <text:p text:style-name="P4"><text:span text:style-name="T5">Conclu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3" draw:text-style-name="P5" draw:layer="layout" svg:width="118.109cm" svg:height="9.736cm" svg:x="1.905cm" svg:y="0.706cm">
          <text:p/>
          <draw:enhanced-geometry draw:mirror-horizontal="false" draw:mirror-vertical="false" draw:text-areas="?f5 ?f5 ?f6 ?f7" svg:viewBox="0 0 0 0" draw:type="ooxml-roundRect" draw:modifiers="1087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Box 14" draw:style-name="gr2" draw:text-style-name="P8" draw:layer="layout" svg:width="113.664cm" svg:height="7.658cm" svg:x="3.387cm" svg:y="1.199cm">
          <text:p text:style-name="P6"><text:span text:style-name="T6">Title of the Research </text:span><text:span text:style-name="T7">Study</text:span></text:p>
          <text:p text:style-name="P7"><text:span text:style-name="T8">PEOPLE WHO DID THE STUDY</text:span></text:p>
          <text:p text:style-name="P7"><text:span text:style-name="T9">UNIVERSITIES AND/OR <text:s/>HOSPITALS THEY ARE AFFILIATED WI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 draw:text-style-name="P3" draw:layer="layout" svg:width="10.159cm" svg:height="3.721cm" svg:x="1.905cm" svg:y="4.092cm">
          <text:p text:style-name="P9"><text:span text:style-name="T10">Logo</text:span></text:p>
          <text:p text:style-name="P10"><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2" draw:text-style-name="P3" draw:layer="layout" svg:width="23.071cm" svg:height="1.988cm" svg:x="49.421cm" svg:y="30.304cm">
          <text:p text:style-name="P11"><text:span text:style-name="T12">Figur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2" draw:text-style-name="P3" draw:layer="layout" svg:width="23.071cm" svg:height="1.988cm" svg:x="90.415cm" svg:y="15.136cm">
          <text:p text:style-name="P11"><text:span text:style-name="T12">Figur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2" draw:text-style-name="P3" draw:layer="layout" svg:width="23.071cm" svg:height="1.988cm" svg:x="89.666cm" svg:y="45.897cm">
          <text:p text:style-name="P11"><text:span text:style-name="T13">Bibli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 draw:text-style-name="P1" draw:layer="layout" svg:width="24.583cm" svg:height="4.159cm" svg:x="48.704cm" svg:y="34.801cm">
          <text:p text:style-name="P12"><text:span text:style-name="T14">CHART or PI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5" draw:text-style-name="P3" draw:layer="layout" svg:width="31.705cm" svg:height="10.582cm" svg:x="45.194cm" svg:y="16.369cm">
          <text:p text:style-name="P2"><text:span text:style-name="T15">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span></text:p>
          <text:p text:style-name="P2"><text:span text:style-name="T15"/></text:p>
          <text:p text:style-name="P2"><text:span text:style-name="T15">Yyyyyyyyyyyyyyyyyyyyyyyyyyyyyyyyyyyyyyyyyyyyyyyyyyyyyyyyyyyyyyyyyyyyyyyyyyyyyyyyyyyyyyyyyyyyyyyyyyyyyyyyyyyyyyyyyyyyyyyyyyyyyyyyyyyyyyyyyyyyyyyyyyyyyyyyyyyyyyyyyyyyyyyyyyyyyyyyyyyyyyyyyyyyyyyyyyyyyyyyyyyyyyyyyyyyyyyyyyyyy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span></text:p>
          <text:p text:style-name="P13"><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5" draw:text-style-name="P3" draw:layer="layout" svg:width="34.238cm" svg:height="5.495cm" svg:x="84.083cm" svg:y="48.578cm">
          <text:p text:style-name="P14"><text:span text:style-name="T17"/></text:p>
          <text:list text:style-name="L2">
            <text:list-item>
              <text:p text:style-name="P15"><text:span text:style-name="T17">Xxxxxxxxxxxxxxxxxxxxxxxxxxxxxxxxxxxxxxxxxxxxxxxxxxxxxxxxxxxxxxxxxxxxxxxxxxxxxxxxxxxxxxxxxxx</text:span></text:p>
            </text:list-item>
            <text:list-item>
              <text:p text:style-name="P15"><text:span text:style-name="T17">Xxxxxxxxxxxxxxxxxxxxxxxxxxxxxxxxxxxxxxxxxxxxxxxxxxxxxxxxxxxxxxxxxxxxxxxxxxxxxxxxxxxxxxxxxxxx</text:span></text:p>
            </text:list-item>
          </text:list>
          <text:list text:style-name="L3">
            <text:list-item>
              <text:p text:style-name="P15"><text:span text:style-name="T17">Xxxxxxxxxxxxxxxxxxxxxxxxxxxxxxxxxxxxxxxxxxxxxxxxxxxxxxxxxxxxxxxxxxxxxxxxxxxxxxxxxxxxxxxxxxxxxxxxxxxxxxxxxxxxxxxxxxxxxxx</text:span></text:p>
            </text:list-item>
            <text:list-item>
              <text:p text:style-name="P15"><text:span text:style-name="T17">Xxxxxxxxxxxxxxxxxxxxxxxxxxxxxxxxxxxxxxxxxxxxxxxxxxxxxxxxxxxxxxxxxxxxxxxxxxxxxxxxxxx</text:span></text:p>
            </text:list-item>
          </text:list>
          <text:p text:style-name="P15"><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5" draw:text-style-name="P3" draw:layer="layout" svg:width="31.705cm" svg:height="10.554cm" svg:x="45.194cm" svg:y="43.447cm">
          <text:p text:style-name="P2"><text:span text:style-name="T15">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span></text:p>
          <text:p text:style-name="P2"><text:span text:style-name="T15"/></text:p>
          <text:p text:style-name="P2"><text:span text:style-name="T15">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span></text:p>
          <text:p text:style-name="P2"><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5" draw:text-style-name="P3" draw:layer="layout" svg:width="34.983cm" svg:height="10.554cm" svg:x="84.083cm" svg:y="31.829cm">
          <text:p text:style-name="P2"><text:span text:style-name="T15">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span></text:p>
          <text:p text:style-name="P2"><text:span text:style-name="T15"/></text:p>
          <text:p text:style-name="P2"><text:span text:style-name="T15">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span></text:p>
          <text:p text:style-name="P2"><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2" draw:text-style-name="P3" draw:layer="layout" svg:width="27.304cm" svg:height="3.217cm" svg:x="7.397cm" svg:y="13.347cm">
          <text:p text:style-name="P4"><text:span text:style-name="T5">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2" draw:text-style-name="P3" draw:layer="layout" svg:width="27.304cm" svg:height="3.217cm" svg:x="47.037cm" svg:y="39.094cm">
          <text:p text:style-name="P4"><text:span text:style-name="T5">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 draw:text-style-name="P3" draw:layer="layout" svg:width="10.159cm" svg:height="3.721cm" svg:x="109.427cm" svg:y="4.15cm">
          <text:p text:style-name="P9"><text:span text:style-name="T10">Logo</text:span></text:p>
          <text:p text:style-name="P10"><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 draw:text-style-name="P1" draw:layer="layout" svg:width="24.583cm" svg:height="4.159cm" svg:x="88.91cm" svg:y="20.725cm">
          <text:p text:style-name="P12"><text:span text:style-name="T14">CHART or PI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 draw:text-style-name="P17" draw:layer="layout" svg:width="8.082cm" svg:height="1.282cm" svg:x="10.566cm" svg:y="24.377cm" presentation:class="page-number" presentation:user-transformed="true">
            <draw:text-box>
              <text:p text:style-name="P16"><text:span text:style-name="T18"><text:page-number>&lt;number&gt;</text:page-number></text:span></text:p>
            </draw:text-box>
          </draw:frame>
          <draw:page-thumbnail draw:name="Rectangle 2" draw:style-name="gr6" draw:layer="layout" svg:width="19.256cm" svg:height="9.625cm" svg:x="-0.3cm" svg:y="1.923cm" draw:page-number="1" presentation:class="page"/>
          <draw:frame draw:name="Rectangle 3" presentation:style-name="pr2" draw:text-style-name="P18" draw:layer="layout" svg:width="14.922cm" svg:height="11.548cm" svg:x="1.865cm" svg:y="12.19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DejaVu Sans1" svg:font-family="'DejaVu Sans'" style:font-pitch="variable"/>
    <style:font-face style:name="DejaVu Serif1" svg:font-family="'DejaVu Serif'" style:font-pitch="variable"/>
    <style:font-face style:name="Nimbus Roman" svg:font-family="'Nimbus Roman'" style:font-pitch="variable"/>
    <style:font-face style:name="Noto Sans Devanagari1" svg:font-family="'Noto Sans Devanagari'"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2" svg:font-family="'DejaVu Sans'"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a7c4ff" draw:end-color="#ffffff" draw:start-intensity="100%" draw:end-intensity="100%" draw:angle="0" draw:border="0%"/>
    <draw:gradient draw:name="Shapes" draw:style="rectangular" draw:cx="50%" draw:cy="50%" draw:start-color="#cccccc" draw:end-color="#ffffff" draw:start-intensity="100%" draw:end-intensity="100%" draw:angle="0" draw:border="0%"/>
    <draw:gradient draw:name="msFillGradient_20_1" draw:display-name="msFillGradient 1" draw:style="axial" draw:start-color="#eaeaea" draw:end-color="#003064"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80808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Arial1" fo:font-family="Arial" fo:font-size="101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101pt" style:language-asian="en" style:country-asian="US" style:font-style-asian="normal" style:font-weight-asian="normal" style:font-name-complex="Noto Sans Devanagari" style:font-family-complex="'Noto Sans Devanagari'" style:font-family-generic-complex="system" style:font-pitch-complex="variable" style:font-size-complex="101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text-properties fo:font-variant="normal" fo:text-transform="none" fo:color="#000000" style:text-line-through-style="none" style:text-line-through-type="none" style:text-position="0% 100%" style:font-name="Arial1" fo:font-family="Arial" fo:font-size="76pt" fo:letter-spacing="normal" fo:font-style="normal" style:text-underline-style="none" fo:font-weight="normal" style:font-size-asian="76pt" style:font-style-asian="normal" style:font-weight-asian="normal" style:font-size-complex="76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text-properties fo:font-variant="normal" fo:text-transform="none" fo:color="#000000" style:text-line-through-style="none" style:text-line-through-type="none" style:text-position="0% 100%" style:font-name="Arial1" fo:font-family="Arial" fo:font-size="63pt" fo:letter-spacing="normal" fo:font-style="normal" style:text-underline-style="none" fo:font-weight="normal" style:font-size-asian="63pt" style:font-style-asian="normal" style:font-weight-asian="normal" style:font-size-complex="63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text-properties fo:font-variant="normal" fo:text-transform="none" fo:color="#000000" style:text-line-through-style="none" style:text-line-through-type="none" style:text-position="0% 100%" style:font-name="Arial1" fo:font-family="Arial" fo:font-size="63pt" fo:letter-spacing="normal" fo:font-style="normal" style:text-underline-style="none" fo:font-weight="normal" style:font-size-asian="63pt" style:font-style-asian="normal" style:font-weight-asian="normal" style:font-size-complex="63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000000" style:text-outline="false" style:text-line-through-style="none" style:text-line-through-type="none" style:text-position="0% 100%" style:font-name="Arial1" fo:font-family="Arial" fo:font-size="57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57pt" style:language-asian="en" style:country-asian="US" style:font-style-asian="normal" style:font-weight-asian="normal" style:font-name-complex="Noto Sans Devanagari" style:font-family-complex="'Noto Sans Devanagari'" style:font-family-generic-complex="system" style:font-pitch-complex="variable" style:font-size-complex="57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60.96cm" style:print-orientation="landscape"/>
    </style:page-layout>
    <style:page-layout style:name="PM2">
      <style:page-layout-properties fo:margin-top="0cm" fo:margin-bottom="0cm" fo:margin-left="0cm" fo:margin-right="0cm" fo:page-width="18.653cm" fo:page-height="25.665cm" style:print-orientation="portrait"/>
    </style:page-layout>
    <style:style style:name="Mdp1" style:family="drawing-page">
      <style:drawing-page-properties draw:background-size="border" draw:fill="solid" draw:fill-color="#80808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loext:graphic-properties draw:fill="none"/>
      <style:paragraph-properties fo:text-align="start" style:font-independent-line-spacing="true"/>
      <style:text-properties fo:font-size="57pt"/>
    </style:style>
    <style:style style:name="MT1" style:family="text">
      <style:text-properties fo:font-variant="normal" fo:text-transform="none" fo:color="#ffffff" style:text-line-through-style="none" style:text-line-through-type="none" style:text-position="0% 100%" style:font-name="Arial1" fo:font-size="13pt" fo:letter-spacing="normal" fo:font-style="normal" style:text-underline-style="none" fo:font-weight="normal" style:font-size-asian="13pt" style:font-style-asian="normal" style:font-weight-asian="normal" style:font-name-complex="Arial1"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Picture 4" draw:style-name="Mgr3" draw:text-style-name="MP5" draw:layer="backgroundobjects" svg:width="9.042cm" svg:height="0.463cm" svg:x="104.415cm" svg:y="59.996cm">
        <draw:image xlink:href="Pictures/100020B800005FE100000368ACE536C033670A60.wmf" xlink:type="simple" xlink:show="embed" xlink:actuate="onLoad" loext:mime-type="image/x-wmf">
          <text:p/>
        </draw:image>
        <draw:image xlink:href="Pictures/10000201000003A000000021C6610B2F862CC45C.png" xlink:type="simple" xlink:show="embed" xlink:actuate="onLoad" loext:mime-type="image/png"/>
      </draw:frame>
      <draw:custom-shape draw:name="TextBox 1" draw:style-name="Mgr4" draw:text-style-name="MP7" draw:layer="backgroundobjects" svg:width="5.409cm" svg:height="0.801cm" svg:x="113.433cm" svg:y="59.782cm">
        <text:p text:style-name="MP6"><text:span text:style-name="MT1">www.postersession.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48x96 Horizontal Template</dc:title>
    <meta:initial-creator>Ethan Shulda</meta:initial-creator>
    <dc:description>©MegaPrint Inc. 2009</dc:description>
    <meta:editing-cycles>34</meta:editing-cycles>
    <meta:creation-date>2008-12-04T00:20:37</meta:creation-date>
    <dc:date>2019-06-13T13:39:22.726711820</dc:date>
    <meta:editing-duration>PT4H7M53S</meta:editing-duration>
    <meta:generator>LibreOffice/6.2.4.2.0$Linux_X86_64 LibreOffice_project/20$Build-2</meta:generator>
    <meta:document-statistic meta:object-count="42"/>
    <meta:user-defined meta:name="AppVersion">14.0000</meta:user-defined>
    <meta:user-defined meta:name="Company">MegaPrint In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Research Poster</meta:user-defined>
  </office:meta>
</office:document-meta>
</file>